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paragraph-properties fo:margin-left="0.6083in" fo:margin-right="0in" fo:text-indent="-0.6in" style:auto-text-indent="false">
        <style:tab-stops/>
      </style:paragraph-properties>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style style:name="P24" style:family="paragraph" style:parent-style-name="spectext">
      <style:paragraph-properties fo:margin-left="0in" fo:margin-right="0in" fo:text-indent="0in" style:auto-text-indent="false"/>
    </style:style>
    <style:style style:name="P25" style:family="paragraph" style:parent-style-name="spectext">
      <style:paragraph-properties fo:margin-left="0in" fo:margin-right="0in" fo:text-indent="0in" style:auto-text-indent="false"/>
    </style:style>
    <style:style style:name="P26"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6b0094"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P22"/>
      <text:p text:style-name="P22"/>
      <text:p text:style-name="P24"/>
      <text:p text:style-name="P24"/>
      <text:p text:style-name="P26"/>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Assemblers<text:tab/>3</text:p>
            <text:p text:style-name="P21">The UASM65 Assembler, .S19 Files, and .LST files<text:tab/>6</text:p>
            <text:p text:style-name="P21">Sending An .S19 File To The Emulator<text:tab/>10</text:p>
            <text:p text:style-name="P21">Models<text:tab/>14</text:p>
            <text:p text:style-name="P21">Placing Models Into A Computer<text:tab/>16</text:p>
            <text:p text:style-name="P21">Variables<text:tab/>17</text:p>
            <text:p text:style-name="P21">The Status Register<text:tab/>22</text:p>
            <text:p text:style-name="P21">How A Computer Makes Decisions<text:tab/>25</text:p>
            <text:p text:style-name="P21">The JMP Instruction<text:tab/>25</text:p>
            <text:p text:style-name="P21">Labels<text:tab/>27</text:p>
            <text:p text:style-name="P21">Forward Branches And The Zero Flag<text:tab/>28</text:p>
            <text:p text:style-name="P21">Negative Numbers And The Negative Flag<text:tab/>33</text:p>
            <text:p text:style-name="P21">Backward Branches And Loops<text:tab/>38</text:p>
            <text:p text:style-name="P21">The Carry Flag<text:tab/>44</text:p>
            <text:p text:style-name="P21">Indexed Addressing Modes And Commenting Programs<text:tab/>48</text:p>
            <text:p text:style-name="P21">Exercises<text:tab/>53</text:p>
            <text:p text:style-name="P21">Appendix A - 6502 Instruction Set Reference ( minus zero page addressing )<text:tab/>54</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5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y favorite text editor ( which is JEdit <text:a xlink:type="simple" xlink:href="http://jedit.org/">http://jedit.org</text:a> ), typed in the following text, and saved it in a file called '<text:span text:style-name="T4">abc123.txt</text:span>'. <text:s/>( If you are working on a Windows system, you can either download and install JEdit or use a Windows text editor like Notepad. <text:s/>Notepad can be found under the 'Accessories' menu inside the 'Start' menu at the lower left corner of the desktop.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2">0d 0a</text:span> 31 32 33 <text:s/><text:span text:style-name="T12">0d 0a</text:span> 48 65 6c 6c 6f 20 <text:s/>|<text:span text:style-name="T10">A</text:span><text:span text:style-name="T11">B</text:span>C<text:span text:style-name="T12">..</text:span>123<text:span text:style-name="T12">..</text:span>Hello |</text:p>
      <text:p text:style-name="Preformatted_20_Text">00000010 <text:s/>50 61 74 21 <text:span text:style-name="T12">0d 0a</text:span> <text:s text:c="32"/>|Pat!<text:span text:style-name="T12">..</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text:soft-page-break/>into 3 columns, just like the Dump command's output is! <text:s/>The first ASCII character in the file is a capital letter 'A' and hexdump displayed its value as 41 hex, just like the ASCII table showed. <text:s/>I see that 'B' is 42 hex, the 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text:soft-page-break/>file that it generates?"</text:p>
      <text:p text:style-name="Standard"/>
      <text:p text:style-name="Standard">"A .LST file," I replied "contains the original source code version of the 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the text editor, typed the following assembly language source code into it and then saved it with the name '<text:span text:style-name="T4">example1.asm</text:span>':</text:p>
      <text:p text:style-name="Standard"/>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
      <text:p text:style-name="Standard">"The assembler we will be using is called <text:span text:style-name="T4">uasm65</text:span><text:span text:style-name="T13">," I said "</text:span>and it stands for <text:span text:style-name="T4">Understandable Assembler for 6500 series CPUs</text:span>. <text:s/>It is located inside of the <text:span text:style-name="T4">uasm65 directory</text:span> which is included with the emulator. <text:s/>There is a version of the assembler called <text:span text:style-name="T4">uasm65lin</text:span> for Linux systems, a version called <text:span text:style-name="T4">uasm65win</text:span> for Windows systems, and a version called <text:span text:style-name="T4">uasm65ds</text:span> for DOS systems. <text:s/>Macintosh users can install DOSBOX (<text:a xlink:type="simple" xlink:href="http://dosbox.sourceforge.net/">http://dosbox.sourceforge.net</text:a>) on their machines and then use <text:span text:style-name="T4">usam65ds</text:span> inside of DOSBOX. (Note:uasm65ds can only work with file names up to 8 characters.)</text:p>
      <text:p text:style-name="Standard"/>
      <text:p text:style-name="Standard">The syntax that the file example1.asm contains is the syntax that the uasm65 assembler understands. <text:s/><text:span text:style-name="T12">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text:soft-page-break/></text:p>
      <text:p text:style-name="Standard">"Those are called <text:span text:style-name="T4">pseudo ops</text:span> ( which is short for pseudo operations ) and another name for them is <text:span text:style-name="T4">assembler directives</text:span>. <text:s/>They are designed to look like instruction mnemonics, but instead of being instructions for a CPU, 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18">originate</text:span><text:span text:style-name="T17"> </text:span>and it tells the assembler what the beginning address of the code that follows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s/>I am going to assemble the <text:span text:style-name="T4">example1.asm</text:span> file in a moment. <text:s/>Most assemblers require that the source code that is sent to them is contained in a file which has a <text:span text:style-name="T4">.asm extension</text:span> and uasm65 requires this too. <text:s/>I gave example1.asm an asm extension and any uasm65 programs that you develop must also have a .asm extension.</text:p>
      <text:p text:style-name="Standard"/>
      <text:p text:style-name="Standard">Before we assemble the program, lets look into the directory where it is saved to see if it is there." I then executed a <text:span text:style-name="T4">dir</text:span> command:</text:p>
      <text:p text:style-name="Standard"/>
      <text:p text:style-name="Preformatted_20_Text"><text:span text:style-name="T9">$</text:span> <text:span text:style-name="T4">dir</text:span></text:p>
      <text:p text:style-name="Preformatted_20_Text">abc123.txt <text:span text:style-name="T10">example1.asm</text:span> uasm65</text:p>
      <text:p text:style-name="Standard"/>
      <text:p text:style-name="Standard">"The <text:span text:style-name="T4">example1.asm</text:span> source code file is there," I said "along with the abc123.txt file we created earlier and the assembler itself. <text:s/>Now, lets assemble the program." I assembled the program using uasm65 and then executed another <text:span text:style-name="T4">dir</text:span> command to see what files it created. </text:p>
      <text:p text:style-name="Standard"/>
      <text:p text:style-name="Standard">( Note1: if you run uasm65 by itself without passing it a filename, it will ask for the name of the file to assemble. <text:s/>This is useful on Windows systems because it allows the user to double click on the uasm65.exe program with the mouse in order to run it. <text:s/>Also, the <text:span text:style-name="T4">./</text:span> should not be placed in front of the assembler's name when it is run on Windows systems. <text:span text:style-name="T12">Note2: the Windows version of uasm65 can only assemble files that have names that are 8 characters or less.</text:span>)</text:p>
      <text:p text:style-name="Standard"/>
      <text:p text:style-name="Preformatted_20_Text"><text:soft-page-break/><text:span text:style-name="T9">$</text:span> <text:span text:style-name="T14">./uasm65 example1.asm</text:span></text:p>
      <text:p text:style-name="Preformatted_20_Text"/>
      <text:p text:style-name="Preformatted_20_Text">UASM65 V1.1 - Understandable Assembler for the 6500 series microprocessors.</text:p>
      <text:p text:style-name="Preformatted_20_Text"/>
      <text:p text:style-name="Preformatted_20_Text">Pass1 0 errors</text:p>
      <text:p text:style-name="Preformatted_20_Text"/>
      <text:p text:style-name="Preformatted_20_Text">Pass2 0 errors</text:p>
      <text:p text:style-name="Preformatted_20_Text"/>
      <text:p text:style-name="Preformatted_20_Text"><text:span text:style-name="T9">$</text:span> <text:span text:style-name="T14">dir</text:span></text:p>
      <text:p text:style-name="Preformatted_20_Text">abc123.txt <text:s text:c="3"/><text:span text:style-name="T10">example1.lst</text:span> <text:s/></text:p>
      <text:p text:style-name="Preformatted_20_Text">example1.asm <text:s/><text:span text:style-name="T10">example1.s19</text:span> <text:s/>uasm65</text:p>
      <text:p text:style-name="Preformatted_20_Text"/>
      <text:p text:style-name="Standard">Pat looked at the screen and said "There's the <text:span text:style-name="T4">.lst</text:span> file and the <text:span text:style-name="T4">.s19</text:span> file that the diagram indicated the assembler would generate! <text:s/>How can we look inside of the .s19 file?" Pat asked. "I want to see what the assembler put in there."</text:p>
      <text:p text:style-name="Standard"/>
      <text:p text:style-name="Standard">"Some assemblers generate machine language files which are not encoded in ASCII and therefore cannot be opened in a text editor." I replied. <text:s/>"The uasm65 assembler, however, does encode its machine language in ASCII so that it can be sent to a microcontroller easier."</text:p>
      <text:p text:style-name="Standard"/>
      <text:p text:style-name="Standard">"Does this mean that the .s19 file can be opened in a text editor?" asked Pat.</text:p>
      <text:p text:style-name="Standard"/>
      <text:p text:style-name="Standard">"Yes," I replied. <text:s/>"Open the example1.s19 file in the text editor and see what happens." <text:s/>Pat did this and here is what was shown in the editor:</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example1.s19</text:span> file if we look at the <text:span text:style-name="T4">example1.lst</text:span> file first." I then opened the <text:span text:style-name="T4">example1.lst</text:span> file in the editor.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example1.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text:soft-page-break/>so that it can be executed. <text:s/>S19 files contain more detail than we have covered, but we will not discuss these details at this time."</text:p>
      <text:p text:style-name="Plain_5f_heading_5f_1">Sending An .S19 File To The Emulator</text:p>
      <text:p text:style-name="Standard">I launched the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
      <text:p text:style-name="Preformatted_20_Text">0200 <text:s/>00 00 00 00 00 00 00 00 - 00 00 00 00 00 00 00 00 <text:s/>................ </text:p>
      <text:p text:style-name="Preformatted_20_Text"><text:soft-page-break/></text:p>
      <text:p text:style-name="Standard">"This area of memory has zeros in it and this will make it easier to see the program after it is loaded." I said. <text:s/>"Now, I will place the monitor into 'load' mode by sending it a lower case 'L'." <text:s/>I did this and the monitor displayed a message which said 'Send S records when you are ready.'</text:p>
      <text:p text:style-name="Preformatted_20_Text"/>
      <text:p text:style-name="Preformatted_20_Text">-l</text:p>
      <text:p text:style-name="Preformatted_20_Text"/>
      <text:p text:style-name="Preformatted_20_Text">Send S records when you are ready...</text:p>
      <text:p text:style-name="Preformatted_20_Text"/>
      <text:p text:style-name="Standard">"The monitor is now waiting for us to send it an .s19 file. <text:s/>We could type it in at the keyboard, but this would take a long time and we would probably make at least one typing mistake. <text:s/>A quicker way to send the .s19 file to the monitor is to highlight all of the file's text in the text editor, copy it into the clipboard, and then past it into the emulator's terminal window." <text:s/>I then copied and pasted the .s19 file into the emulator's terminal:</text:p>
      <text:p text:style-name="Preformatted_20_Text"/>
      <text:p text:style-name="Preformatted_20_Text"/>
      <text:p text:style-name="Preformatted_20_Text">S007000055415347C8</text:p>
      <text:p text:style-name="Preformatted_20_Text">S10B0200A90A69058D0802003A</text:p>
      <text:p text:style-name="Preformatted_20_Text">S9030000FC</text:p>
      <text:p text:style-name="Preformatted_20_Text"/>
      <text:p text:style-name="Preformatted_20_Text">S records successfully loaded.</text:p>
      <text:p text:style-name="Preformatted_20_Text">-</text:p>
      <text:p text:style-name="Preformatted_20_Text">?</text:p>
      <text:p text:style-name="Preformatted_20_Text"/>
      <text:p text:style-name="Standard">"The monitor will display a message that says 'S records successfully loaded' after the file has been received. <text:s/>The last line of the file needs to be terminated with a CRLF, but sometimes this is not included when the file is pasted. <text:s/>If this happens, the message will not be displayed because the Load command is waiting for the final CRLF. <text:s/>Just press the <text:span text:style-name="T4">Enter</text:span> key on the keyboard and a CRLF will be sent to the monitor. <text:s/>The monitor will then print the 'S records successfully loaded' message."</text:p>
      <text:p text:style-name="Standard"/>
      <text:p text:style-name="Standard">"Is the program in the emulator's memory now?" asked Pat.</text:p>
      <text:p text:style-name="Standard"/>
      <text:p text:style-name="Standard">"Yes it is and I will let you verify this." I sai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text:soft-page-break/></text:p>
      <text:p text:style-name="Preformatted_20_Text">0200 <text:s/><text:span text:style-name="T10">A9 0A</text:span> <text:s text:c="4"/>LDA #0Ah</text:p>
      <text:p text:style-name="Preformatted_20_Text">0202 <text:s/><text:span text:style-name="T10">69 05</text:span> <text:s text:c="4"/>ADC #05h</text:p>
      <text:p text:style-name="Preformatted_20_Text">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muvium.asm</text:span> and it is located in the <text:span text:style-name="T4">6502emu/umon65</text:span><text:span text:style-name="T13">/ directory ( or 6502emu\umon65\ on Windows systems )</text:span>. <text:s/>The manual for the umon65 monitor is also in that directory."</text:p>
      <text:p text:style-name="Standard"/>
      <text:p text:style-name="Standard">Pat opened the <text:span text:style-name="T4">umon65muvium.asm</text:span> file in the text editor and looked at it. <text:s/>You should look at this program now too.</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 </text:p>
      <text:p text:style-name="Preformatted_20_Text"><text:span text:style-name="T16">0200</text:span> <text:span text:style-name="T12">09</text:span> <text:s text:c="8"/>000003 |<text:span text:style-name="T16">garage_width</text:span> <text:span text:style-name="T10">dbt</text:span> <text:span text:style-name="T12">9d</text:span></text:p>
      <text:p text:style-name="Preformatted_20_Text"><text:span text:style-name="T11">0201</text:span> <text:span text:style-name="T12">08</text:span> <text:s text:c="8"/>000004 |<text:span text:style-name="T11">garage_length</text:span> <text:span text:style-name="T10">dbt</text:span> <text:span text:style-name="T12">8d</text:span></text:p>
      <text:p text:style-name="Preformatted_20_Text"><text:s text:c="16"/>000005 |</text:p>
      <text:p text:style-name="Preformatted_20_Text">0205 <text:s text:c="11"/>000006 | <text:s text:c="7"/>org 0205h</text:p>
      <text:p text:style-name="Preformatted_20_Text"><text:s text:c="16"/>000007 |</text:p>
      <text:p text:style-name="Preformatted_20_Text">0205 AD <text:span text:style-name="T16">00 02</text:span> <text:s text:c="2"/>000008 | <text:s text:c="7"/>lda <text:span text:style-name="T16">garage_width</text:span></text:p>
      <text:p text:style-name="Preformatted_20_Text">0208 69 01 <text:s text:c="5"/>000009 | <text:s text:c="7"/>adc #1d</text:p>
      <text:p text:style-name="Preformatted_20_Text">020A 8D <text:span text:style-name="T16">00 02</text:span> <text:s text:c="2"/>000010 | <text:s text:c="7"/>sta <text:span text:style-name="T16">garage_width</text:span></text:p>
      <text:p text:style-name="Preformatted_20_Text"><text:s text:c="16"/>000011 |</text:p>
      <text:p text:style-name="Preformatted_20_Text">020D AD <text:span text:style-name="T11">01 02</text:span> <text:s text:c="2"/>000012 | <text:s text:c="7"/>lda <text:span text:style-name="T11">garage_length</text:span></text:p>
      <text:p text:style-name="Preformatted_20_Text">0210 69 01 <text:s text:c="5"/>000013 | <text:s text:c="7"/>adc #1d</text:p>
      <text:p text:style-name="Preformatted_20_Text">0212 8D <text:span text:style-name="T11">01 02</text:span> <text:s text:c="2"/>000014 | <text:s text:c="7"/>sta <text:span text:style-name="T11">garage_length</text:span></text:p>
      <text:p text:style-name="P17">0214 00 <text:s text:c="8"/>000015 | <text:s text:c="7"/>brk</text:p>
      <text:p text:style-name="Preformatted_20_Text"><text:soft-page-break/><text:s text:c="16"/>000016 |</text:p>
      <text:p text:style-name="Preformatted_20_Text"><text:s text:c="16"/>000017 | <text:s text:c="7"/>end</text:p>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00h. <text:s/>The <text:span text:style-name="T4">garage_length</text:span> variable has been initialized to <text:span text:style-name="T4">8</text:span> decimal and the address it has been bound to is 0201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00h and 0201h," said Pat "but why are these names called variables?"</text:p>
      <text:p text:style-name="Standard"/>
      <text:p text:style-name="Standard">"Look at the 3 assembly language instructions that have been placed into memory starting at address 0205h and tell me what you think they will do when they are executed." I replied.</text:p>
      <text:p text:style-name="Standard"/>
      <text:p text:style-name="Standard">Pat studied the instructions then said "The LDA instruction at address 0205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text:span> command followed by a <text:span text:style-name="T4">u 0200</text:span> command then I will help you step through the program."</text:p>
      <text:p text:style-name="Standard"/>
      <text:p text:style-name="Standard">Pat loaded the program and executed the 2 commands. <text:s/>This is what was <text:soft-page-break/>displayed on the screen:</text:p>
      <text:p text:style-name="Standard"/>
      <text:p text:style-name="Preformatted_20_Text">-d 0200</text:p>
      <text:p text:style-name="Preformatted_20_Text"/>
      <text:p text:style-name="Preformatted_20_Text">0200 <text:s/><text:span text:style-name="T12">09 08</text:span> 00 00 00 AD 00 02 - 69 01 8D 00 02 AD 01 02 <text:s/>........i....... </text:p>
      <text:p text:style-name="Preformatted_20_Text"/>
      <text:p text:style-name="Preformatted_20_Text">-u 0200</text:p>
      <text:p text:style-name="Preformatted_20_Text"/>
      <text:p text:style-name="Preformatted_20_Text">0200 <text:s/><text:span text:style-name="T12">09 08</text:span> <text:s text:c="4"/><text:span text:style-name="T12">ORA #08h</text:span></text:p>
      <text:p text:style-name="Preformatted_20_Text">0202 <text:s/>00 <text:s text:c="7"/>BRK </text:p>
      <text:p text:style-name="Preformatted_20_Text">0203 <text:s/>00 <text:s text:c="7"/>BRK </text:p>
      <text:p text:style-name="Preformatted_20_Text">0204 <text:s/>00 <text:s text:c="7"/>BRK </text:p>
      <text:p text:style-name="Preformatted_20_Text">0205 <text:s/>AD 00 02 <text:s/>LDA 0200h</text:p>
      <text:p text:style-name="Preformatted_20_Text">0208 <text:s/>69 01 <text:s text:c="4"/>ADC #01h</text:p>
      <text:p text:style-name="Preformatted_20_Text">020A <text:s/>8D 00 02 <text:s/>STA 0200h</text:p>
      <text:p text:style-name="Preformatted_20_Text">020D <text:s/>AD 01 02 <text:s/>LDA 0201h</text:p>
      <text:p text:style-name="Preformatted_20_Text">0210 <text:s/>69 01 <text:s text:c="4"/>ADC #01h</text:p>
      <text:p text:style-name="Preformatted_20_Text">0212 <text:s/>8D 01 02 <text:s/>STA 0201h</text:p>
      <text:p text:style-name="Preformatted_20_Text">0214<text:tab/>00<text:tab/> <text:s text:c="3"/>BRK</text:p>
      <text:p text:style-name="Standard"/>
      <text:p text:style-name="Standard">I said "Look at the contents of memory locations 0200h and 0201h, Pat, and tell me what they contain."</text:p>
      <text:p text:style-name="Standard"/>
      <text:p text:style-name="Standard">Pat looked at the contents of these locations then replied "Memory location 0200h contains a <text:span text:style-name="T4">9</text:span> and memory location 0201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00h in the output from the Unassemble command and tell me what you see."</text:p>
      <text:p text:style-name="Standard"/>
      <text:p text:style-name="Standard">"The <text:span text:style-name="T4">9</text:span> and <text:span text:style-name="T4">8</text:span> are still in memory locations 0200h and 0201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he <text:span text:style-name="T4">garage floor</text:span> that is being modeled by the <text:span text:style-name="T4">garage_width</text:span> and <text:soft-page-break/><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5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2">00</text:span> <text:s text:c="8"/>FC <text:s text:c="7"/>00 <text:s text:c="7"/>FD <text:s text:c="6"/>00010110</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2">09</text:span> <text:s text:c="8"/>FC <text:s text:c="7"/>00 <text:s text:c="7"/>FD <text:s text:c="6"/>00010100</text:p>
      <text:p text:style-name="Preformatted_20_Text"/>
      <text:p text:style-name="Preformatted_20_Text">0208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A <text:s text:c="8"/><text:span text:style-name="T12">0A</text:span> <text:s text:c="8"/>FC <text:s text:c="7"/>00 <text:s text:c="7"/>FD <text:s text:c="6"/>00010100</text:p>
      <text:p text:style-name="Preformatted_20_Text"/>
      <text:p text:style-name="Preformatted_20_Text">020A <text:s/>8D 00 02 <text:s/>STA 0200h</text:p>
      <text:p text:style-name="Preformatted_20_Text"/>
      <text:p text:style-name="Standard"/>
      <text:p text:style-name="Standard">"Dump address 0200h again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d 0200</text:p>
      <text:p text:style-name="Preformatted_20_Text"/>
      <text:p text:style-name="Preformatted_20_Text">0200 <text:s/><text:span text:style-name="T12">09</text:span> 08 00 00 00 AD 00 02 - 69 01 8D 00 02 AD 01 02 <text:s/>........i....... </text:p>
      <text:p text:style-name="Preformatted_20_Text"><text:soft-page-break/></text:p>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D <text:s text:c="8"/><text:span text:style-name="T12">0A</text:span> <text:s text:c="8"/>FC <text:s text:c="7"/>00 <text:s text:c="7"/>FD <text:s text:c="6"/>00010100</text:p>
      <text:p text:style-name="Preformatted_20_Text"/>
      <text:p text:style-name="Preformatted_20_Text">020D <text:s/>AD 01 02 <text:s/>LDA 0201h</text:p>
      <text:p text:style-name="Preformatted_20_Text"/>
      <text:p text:style-name="Preformatted_20_Text">-d 0200</text:p>
      <text:p text:style-name="Preformatted_20_Text"/>
      <text:p text:style-name="Preformatted_20_Text">0200 <text:s/><text:span text:style-name="T12">0A</text:span> 08 00 00 00 AD 00 02 - 69 01 8D 00 02 AD 01 02 <text:s/>........i....... </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text:soft-page-break/>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oft-page-break/><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2">00</text:span> <text:s text:c="7"/>00 <text:s text:c="7"/>FD <text:s text:c="6"/>000101<text:span text:style-name="T12">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text:soft-page-break/>"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2">07 02</text:span> <text:s/><text:span text:style-name="T10">JMP</text:span> <text:span text:style-name="T12">0207h</text:span></text:p>
      <text:p text:style-name="Preformatted_20_Text">0205 <text:s/>A2 02 <text:s text:c="4"/>LDX #02h</text:p>
      <text:p text:style-name="Preformatted_20_Text"><text:span text:style-name="T12">0207</text:span> <text:s/>A0 03 <text:s text:c="4"/>LDY #03h</text:p>
      <text:p text:style-name="Preformatted_20_Text"><text:soft-page-break/>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8">-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2">0202</text:span> <text:s text:c="8"/>01 <text:s text:c="8"/>FC <text:s text:c="7"/>00 <text:s text:c="7"/>FD <text:s text:c="6"/>00010100</text:p>
      <text:p text:style-name="Preformatted_20_Text"/>
      <text:p text:style-name="Preformatted_20_Text">0202 <text:s/>4C 07 02 <text:s/><text:span text:style-name="T10">JMP</text:span> <text:span text:style-name="T12">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2">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text:soft-page-break/>"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text:soft-page-break/>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ext:soft-page-break/>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text:soft-page-break/>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2">Z</text:span>C(SR)</text:p>
      <text:p text:style-name="Preformatted_20_Text"><text:s text:c="3"/>0202 <text:s text:c="8"/><text:span text:style-name="T10">02</text:span> <text:s text:c="8"/>FC <text:s text:c="7"/>00 <text:s text:c="7"/>FD <text:s text:c="6"/>000101<text:span text:style-name="T12">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4 <text:s text:c="8"/>02 <text:s text:c="8"/>FC <text:s text:c="7"/>00 <text:s text:c="7"/>FD <text:s text:c="6"/>000101<text:span text:style-name="T12">1</text:span>1</text:p>
      <text:p text:style-name="Preformatted_20_Text"/>
      <text:p text:style-name="Preformatted_20_Text"><text:span text:style-name="T11">0204</text:span> <text:s/>F0 01 <text:s text:c="4"/><text:span text:style-name="T11">BEQ</text:span> <text:span text:style-name="T11">0207h</text:span></text:p>
      <text:p text:style-name="Preformatted_20_Text"><text:soft-page-break/></text:p>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A <text:s text:c="8"/><text:span text:style-name="T10">05</text:span> <text:s text:c="8"/>FC <text:s text:c="7"/>00 <text:s text:c="7"/>FD <text:s text:c="6"/>000101<text:span text:style-name="T12">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C <text:s text:c="8"/>05 <text:s text:c="8"/>FC <text:s text:c="7"/>00 <text:s text:c="7"/>FD <text:s text:c="6"/>100101<text:span text:style-name="T12">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ext:soft-page-break/>"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2">01</text:span> <text:s text:c="4"/><text:span text:style-name="T10">BEQ</text:span> <text:span text:style-name="T12">0207h</text:span></text:p>
      <text:p text:style-name="Preformatted_20_Text">0206 <text:s/>EA <text:s text:c="7"/>NOP </text:p>
      <text:p text:style-name="Preformatted_20_Text"><text:span text:style-name="T12">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text:soft-page-break/>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text:soft-page-break/>"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2">80</text:span>h</text:p>
      <text:p text:style-name="Preformatted_20_Text">0204 <text:s/>A9 27 <text:s text:c="4"/>LDA #<text:span text:style-name="T10">27</text:span>h</text:p>
      <text:p text:style-name="Preformatted_20_Text">0206 <text:s/>A9 C2 <text:s text:c="4"/>LDA #<text:span text:style-name="T12">C2</text:span>h</text:p>
      <text:p text:style-name="Preformatted_20_Text">0208 <text:s/>00 <text:s text:c="7"/>BRK </text:p>
      <text:p text:style-name="Preformatted_20_Text">...</text:p>
      <text:p text:style-name="Preformatted_20_Text"/>
      <text:p text:style-name="Standard">"Which of these numbers are positive and which of them are negative Pat?" <text:soft-page-break/>I asked.</text:p>
      <text:p text:style-name="Standard"/>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2">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2">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2">N</text:span>V-BDIZC(SR)</text:p>
      <text:p text:style-name="Preformatted_20_Text"><text:s text:c="3"/>0204 <text:s text:c="8"/><text:span text:style-name="T12">80</text:span> <text:s text:c="8"/>FC <text:s text:c="7"/>00 <text:s text:c="7"/>FD <text:s text:c="6"/><text:span text:style-name="T12">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2">N</text:span>V-BDIZC(SR)</text:p>
      <text:p text:style-name="Preformatted_20_Text"><text:s text:c="3"/>0208 <text:s text:c="8"/><text:span text:style-name="T12">C2</text:span> <text:s text:c="8"/>FC <text:s text:c="7"/>00 <text:s text:c="7"/>FD <text:s text:c="6"/><text:span text:style-name="T12">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3">.</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5">0202</text:span> <text:s/>A2 02 <text:s text:c="4"/>LDX #02h</text:p>
      <text:p text:style-name="Preformatted_20_Text"/>
      <text:p text:style-name="Preformatted_20_Text">-t</text:p>
      <text:p text:style-name="Preformatted_20_Text"><text:soft-page-break/></text:p>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ext:soft-page-break/></text:p>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2">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2">Z</text:span>C(SR)</text:p>
      <text:p text:style-name="Preformatted_20_Text"><text:s text:c="3"/><text:span text:style-name="T10">0202</text:span> <text:s text:c="8"/>00 <text:s text:c="8"/><text:span text:style-name="T11">04</text:span> <text:s text:c="7"/>00 <text:s text:c="7"/>FD <text:s text:c="6"/>000101<text:span text:style-name="T12">0</text:span>0</text:p>
      <text:p text:style-name="Preformatted_20_Text"/>
      <text:p text:style-name="Preformatted_20_Text"><text:span text:style-name="T15">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10">0203</text:span> <text:s text:c="8"/>00 <text:s text:c="8"/><text:span text:style-name="T11">03</text:span> <text:s text:c="7"/>00 <text:s text:c="7"/>FD <text:s text:c="6"/>000101<text:span text:style-name="T12">0</text:span>0</text:p>
      <text:p text:style-name="Preformatted_20_Text"/>
      <text:p text:style-name="Preformatted_20_Text"><text:span text:style-name="T15">0203</text:span>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10">0202</text:span> <text:s text:c="8"/>00 <text:s text:c="8"/><text:span text:style-name="T11">03</text:span> <text:s text:c="7"/>00 <text:s text:c="7"/>FD <text:s text:c="6"/>000101<text:span text:style-name="T12">0</text:span>0</text:p>
      <text:p text:style-name="Preformatted_20_Text"/>
      <text:p text:style-name="Preformatted_20_Text"><text:span text:style-name="T15">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10">0203</text:span> <text:s text:c="8"/>00 <text:s text:c="8"/><text:span text:style-name="T11">02</text:span> <text:s text:c="7"/>00 <text:s text:c="7"/>FD <text:s text:c="6"/>000101<text:span text:style-name="T12">0</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oft-page-break/><text:s text:c="3"/><text:span text:style-name="T10">0202</text:span> <text:s text:c="8"/>00 <text:s text:c="8"/><text:span text:style-name="T11">02</text:span> <text:s text:c="7"/>00 <text:s text:c="7"/>FD <text:s text:c="6"/>000101<text:span text:style-name="T12">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10">0203</text:span> <text:s text:c="8"/>00 <text:s text:c="8"/><text:span text:style-name="T11">01</text:span> <text:s text:c="7"/>00 <text:s text:c="7"/>FD <text:s text:c="6"/>000101<text:span text:style-name="T12">0</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10">0202</text:span> <text:s text:c="8"/>00 <text:s text:c="8"/><text:span text:style-name="T11">01</text:span> <text:s text:c="7"/>00 <text:s text:c="7"/>FD <text:s text:c="6"/>000101<text:span text:style-name="T12">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10">0203</text:span> <text:s text:c="8"/>00 <text:s text:c="8"/><text:span text:style-name="T11">00</text:span> <text:s text:c="7"/>00 <text:s text:c="7"/>FD <text:s text:c="6"/>000101<text:span text:style-name="T12">1</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EQ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text:soft-page-break/>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text:soft-page-break/>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text:soft-page-break/>"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text:soft-page-break/>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text:soft-page-break/></text:p>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text:soft-page-break/></text:p>
      <text:p text:style-name="Preformatted_20_Text">PgmCntr(PC) <text:s/>Accum(AC) <text:s/>XReg(XR) <text:s/>YReg(YR) <text:s/>StkPtr(SP) <text:s/>NV-BDIZ<text:span text:style-name="T12">C</text:span>(SR)</text:p>
      <text:p text:style-name="Preformatted_20_Text"><text:s text:c="3"/>0209 <text:s text:c="8"/>FF <text:s text:c="8"/>FC <text:s text:c="7"/>00 <text:s text:c="7"/>FD <text:s text:c="6"/>1001010<text:span text:style-name="T12">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C <text:s text:c="8"/><text:span text:style-name="T10">00</text:span> <text:s text:c="8"/>FC <text:s text:c="7"/>00 <text:s text:c="7"/>FD <text:s text:c="6"/>000101<text:span text:style-name="T12">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contents of the X register are added to this <text:span text:style-name="T4">base</text:span> <text:span text:style-name="T4">address</text:span> to determine the <text:span text:style-name="T4">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2">43h</text:span>,44h,45h</text:p>
      <text:p text:style-name="Preformatted_20_Text">0201 42 <text:s text:c="14"/></text:p>
      <text:p text:style-name="Preformatted_20_Text"><text:span text:style-name="T12">0202 43</text:span> <text:s text:c="14"/></text:p>
      <text:p text:style-name="Preformatted_20_Text"><text:soft-page-break/>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2">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2">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2">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oft-page-break/><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3">, an </text:span><text:span text:style-name="T4">array</text:span><text:span text:style-name="T13">,</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reformatted_20_Text"><text:bookmark-start text:name="DDE_LINK1"/><text:s text:c="16"/>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soft-page-break/><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 text:c="16"/>000038 |<text:tab/></text:p>
      <text:p text:style-name="Preformatted_20_Text"><text:s text:c="16"/>000039 |;If X has been incremented to 10, fall through the </text:p>
      <text:p text:style-name="Preformatted_20_Text"><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ext:soft-page-break/>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2">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2">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2">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2">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text:soft-page-break/>"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19">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9">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9">Processor Stack:</text:p>
      <text:p text:style-name="Preformatted_20_Text">Top down, 0x0100 - 0x01FF</text:p>
      <text:p text:style-name="Preformatted_20_Text"><text:s/></text:p>
      <text:p text:style-name="Preformatted_20_Text"/>
      <text:p text:style-name="P19">Words:</text:p>
      <text:p text:style-name="Preformatted_20_Text">16 bit words in lowbyte-highbyte representation (Little-Endian).</text:p>
      <text:p text:style-name="Preformatted_20_Text"/>
      <text:p text:style-name="Preformatted_20_Text"/>
      <text:p text:style-name="P19">Addressing Modes:</text:p>
      <text:p text:style-name="P20">#<text:tab/>Immediate / OPC #$BB / Operand is byte (BB).</text:p>
      <text:p text:style-name="P20">A<text:tab/>Accumulator / OPC A / Operand is AC.</text:p>
      <text:p text:style-name="P20">abs<text:tab/>Absolute / OPC $HHLL / Operand is address $HHLL.</text:p>
      <text:p text:style-name="P20">abs,X<text:tab/>Absolute,X-indexed / OPC $HHLL,X / Operand is address incremented by X with carry.</text:p>
      <text:p text:style-name="P20">abs,Y<text:tab/>Absolute,Y-indexed / OPC $HHLL,Y / Operand is address incremented by Y with carry.</text:p>
      <text:p text:style-name="P20">impl<text:tab/>Implied / OPC / Operand implied.</text:p>
      <text:p text:style-name="P20">ind<text:tab/>Indirect / OPC ($HHLL) / Operand is effective address, effective address is value of address.</text:p>
      <text:p text:style-name="P20">X,ind<text:tab/>X-indexed,indirect / OPC ($BB,X) / Operand is effective zeropage address, effective address is byte (BB) incremented by X without carry.</text:p>
      <text:p text:style-name="P20">ind,Y<text:tab/>Indirect,Y-indexed / OPC ($LL),Y / Operand is effective address incremented by Y with carry, effective address is word at zeropage address.</text:p>
      <text:p text:style-name="P20">rel<text:tab/>Relative / OPC $BB / Branch target is PC + offset (BB), bit 7 signifies negative offset.</text:p>
      <text:p text:style-name="Preformatted_20_Text"/>
      <text:p text:style-name="Preformatted_20_Text"/>
      <text:p text:style-name="Preformatted_20_Text"/>
      <text:p text:style-name="P19">Instructions:</text:p>
      <text:p text:style-name="Preformatted_20_Text"><text:soft-page-break/></text:p>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9">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9">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9">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19">BCC <text:s/>Branch on Carry Clear</text:p>
      <text:p text:style-name="Preformatted_20_Text"/>
      <text:p text:style-name="Preformatted_20_Text"><text:s text:c="4"/>branch on C = 0 <text:s text:c="10"/>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9">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9">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9">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9">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19">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oft-page-break/><text:s text:c="4"/>relative <text:s text:c="5"/>BNE oper <text:s text:c="5"/>D0 <text:s text:c="3"/>2</text:p>
      <text:p text:style-name="Preformatted_20_Text"/>
      <text:p text:style-name="Preformatted_20_Text"/>
      <text:p text:style-name="P19">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9">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9">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9">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19">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9">CLD <text:s/>Clear Decimal Mode</text:p>
      <text:p text:style-name="Preformatted_20_Text"/>
      <text:p text:style-name="Preformatted_20_Text"><text:soft-page-break/><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9">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9">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9">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9">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9">CPY <text:s/>Compare Memory and Index Y</text:p>
      <text:p text:style-name="Preformatted_20_Text"/>
      <text:p text:style-name="Preformatted_20_Text"><text:soft-page-break/><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9">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9">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9">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9">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9">INC <text:s/>Increment Memory by One</text:p>
      <text:p text:style-name="Preformatted_20_Text"><text:soft-page-break/></text:p>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9">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19">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9">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9">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9">LDA <text:s/>Load Accumulator with Memory</text:p>
      <text:p text:style-name="Preformatted_20_Text"/>
      <text:p text:style-name="Preformatted_20_Text"><text:s text:c="4"/>M -&gt; A <text:s text:c="19"/>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19">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9">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9">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9">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text:soft-page-break/></text:p>
      <text:p text:style-name="P19">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9">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19">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9">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9">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19"><text:soft-page-break/>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9">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9">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9">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9">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oft-page-break/><text:s text:c="4"/>(indirect),Y <text:s/>SBC (oper),Y <text:s/>F1 <text:s text:c="3"/>2</text:p>
      <text:p text:style-name="Preformatted_20_Text"/>
      <text:p text:style-name="Preformatted_20_Text"/>
      <text:p text:style-name="P19">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9">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9">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9">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9">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text:soft-page-break/></text:p>
      <text:p text:style-name="P19">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19">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9">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9">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9">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9">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9">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29<text:tab/><text:span text:style-name="T1">6502 Assembly Language</text:span><text:tab/><text:page-number text:select-page="current">6</text:page-number>/<text:page-count>66</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4-06-16T20:19:40</meta:creation-date>
    <dc:creator>Coleen</dc:creator>
    <dc:date>2008-02-11T10:54:51</dc:date>
    <meta:editing-cycles>564</meta:editing-cycles>
    <meta:editing-duration>P11DT14H7M55S</meta:editing-duration>
    <meta:user-defined meta:name="Info 1"/>
    <meta:user-defined meta:name="Info 2"/>
    <meta:user-defined meta:name="Info 3"/>
    <meta:user-defined meta:name="Info 4"/>
    <meta:document-statistic meta:table-count="0" meta:image-count="0" meta:object-count="9" meta:page-count="66" meta:paragraph-count="1380" meta:word-count="16663" meta:character-count="100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847cm" svg:y="1cm">
          <draw:text-box>
            <text:p text:style-name="P1"><text:span text:style-name="T1">Figure 1</text:span></text:p>
          </draw:text-box>
        </draw:frame>
        <draw:frame draw:style-name="gr2" draw:text-style-name="P4" draw:id="id4" draw:layer="layout" svg:width="6.484cm" svg:height="1.19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4cm" svg:height="1.673cm" svg:x="4.021cm" svg:y="1.482cm">
          <draw:text-box>
            <text:p text:style-name="P3"><text:span text:style-name="T1">Source code file </text:span></text:p>
            <text:p text:style-name="P3"><text:span text:style-name="T1">( Saved in plain ASCII format</text:span></text:p>
            <text:p text:style-name="P3"><text:span text:style-name="T1">and has a .asm extension )</text:span></text:p>
          </draw:text-box>
        </draw:frame>
        <draw:g draw:id="id3">
          <draw:frame draw:style-name="gr1" draw:text-style-name="P2" draw:layer="layout" svg:width="4.206cm" svg:height="0.725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45cm" svg:x="7.049cm" svg:y="3.152cm">
          <draw:text-box>
            <text:p text:style-name="P1"><text:span text:style-name="T2">Input</text:span></text:p>
          </draw:text-box>
        </draw:frame>
        <draw:frame draw:style-name="gr1" draw:text-style-name="P6" draw:layer="layout" svg:width="1.556cm" svg:height="0.645cm" svg:x="6.174cm" svg:y="5.611cm">
          <draw:text-box>
            <text:p text:style-name="P1"><text:span text:style-name="T2">Output</text:span></text:p>
          </draw:text-box>
        </draw:frame>
        <draw:frame draw:style-name="gr1" draw:text-style-name="P2" draw:id="id5" draw:layer="layout" svg:width="2.068cm" svg:height="0.725cm" svg:x="8.197cm" svg:y="6.539cm">
          <draw:text-box>
            <text:p text:style-name="P1"><text:span text:style-name="T1">.LST file</text:span></text:p>
          </draw:text-box>
        </draw:frame>
        <draw:connector draw:style-name="gr4" draw:text-style-name="P7" draw:layer="layout" draw:type="line" svg:x1="7.013cm" svg:y1="3.155cm" svg:x2="7.028cm" svg:y2="4.255cm" draw:start-shape="id1" draw:start-glue-point="2" draw:end-shape="id2" draw:end-glue-point="0">
          <text:p text:style-name="P1"/>
        </draw:connector>
        <draw:connector draw:style-name="gr4" draw:text-style-name="P7" draw:layer="layout" draw:type="line" svg:x1="7.028cm" svg:y1="5.229cm" svg:x2="4.863cm" svg:y2="6.539cm" draw:start-shape="id3" draw:start-glue-point="2" draw:end-shape="id4" draw:end-glue-point="0">
          <text:p text:style-name="P1"/>
        </draw:connector>
        <draw:connector draw:style-name="gr4" draw:text-style-name="P7" draw:layer="layout" draw:type="line" svg:x1="7.028cm" svg:y1="5.229cm" svg:x2="9.231cm" svg:y2="6.539cm" draw:start-shape="id3" draw:start-glue-point="2" draw:end-shape="id5" draw:end-glue-point="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